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-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979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000000" style:font-name="arial" fo:font-size="22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šernobylin- ydinvoimalan ylihyppy peli</text:span></text:p>
      <text:p text:style-name="P1"><text:span text:style-name="T1"/></text:p>
      <text:p text:style-name="P1"><text:span text:style-name="T1">Peliin tulee tsernobyl ja sen yli täytyy hypätä.</text:span></text:p>
      <text:p text:style-name="P1"><text:span text:style-name="T1">Tsernobylin jäähytys piipusta tulee pahaa radioaktiivista vesihöyryä jota ei saa hengittää.</text:span></text:p>
      <text:p text:style-name="P1"><text:span text:style-name="T1">Jos hengität sitä, kuolet.</text:span></text:p>
      <text:p text:style-name="P1"><text:span text:style-name="T1"/></text:p>
      <text:p text:style-name="P1"><text:span text:style-name="T1">Tsernobyl on kiehtova aihe ja tsernobyl oli iso paha juttu maailmalla. 1700- luvulla. Amerikkalaiset räjäytti maailman turvallisimman ja tehokkaimman ydinvoimalan koska se oli liian hyvä. </text:span></text:p>
      <text:p text:style-name="P1"><text:span text:style-name="T1"/></text:p>
      <text:p text:style-name="P1"><text:span text:style-name="T1">Kilpailua pelillä ei ole, sillä tsernobyl peliä ei ole. Vielä.</text:span></text:p>
      <text:p text:style-name="P1"><text:span text:style-name="T1"/></text:p>
      <text:p text:style-name="P1"><text:span text:style-name="T1">Peli on suunnattu kaikille jotka on kärsineet tsernobylin pahasta vesihöyrystä. Ja sivullisiin jotka kuoli kuubalaisten stealth- hyökkäyksessä.</text:span></text:p>
      <text:p text:style-name="P1"><text:span text:style-name="T1"/></text:p>
      <text:p text:style-name="P1"><text:span text:style-name="T1">Peli tullaan toteuttamaan unityllä koska unity on kiehtova pelialusta ei ehkä paras mutta tosi hyvä ja siinä voi piirtää tsernobilin. Peli täytyy suunnitella hyvin koska seon tärkeää suunnitella hyvin.</text:span></text:p>
      <text:p text:style-name="P1"><text:span text:style-name="T1"/></text:p>
      <text:p text:style-name="P1"><text:soft-page-break/><text:span text:style-name="T1">Tajunnan räjäyttävä luovuus ja vanhojen tuttujen normien kiehtova soveltaminen tulevat tekemään pelistä ennen näkemättömän menestystarinan ja ehkä joskus yhtä rahaisan kuin Ruotsalainen Apple. Inspiraatiota ovat luoneet Gta V ja Sakarin villapaita.swf- pelit. Myös Namibialaisella anime- kulttuurilla on osansa pelin ideoinnissa ja toteutukse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-ligh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4T14:17:39.99</meta:creation-date>
    <meta:document-statistic meta:table-count="0" meta:image-count="0" meta:object-count="0" meta:page-count="2" meta:paragraph-count="9" meta:word-count="150" meta:character-count="1144"/>
    <dc:date>2016-01-04T14:27:11.89</dc:date>
    <meta:editing-duration>PT9M32S</meta:editing-duration>
    <meta:editing-cycles>1</meta:editing-cycles>
    <meta:generator>OpenOffice/4.1.1$Win32 OpenOffice.org_project/411m6$Build-9775</meta:generator>
  </office:meta>
</office:document-meta>
</file>